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PPoE e PPPoA </text:h>
      <text:p text:style-name="Text_20_body">O Protocolo PPP (Point-to-Point Protocol) foi proposto em 1989 e se tornou um padrão em 1994. O PPPoE ( <text:span text:style-name="Emphasis">Point-to-Point Protocol over Ethernet </text:span>) específica como um ISP ( <text:span text:style-name="Emphasis">Internet Service Provider </text:span>) e um PC remoto podem configurar uma conexão com a Internet baseada em sessão no topo do protocolo Ethernet sem sessão. Já o PPPoA ( <text:span text:style-name="Emphasis">Point-to-Point Protocol over ATM </text:span>) estipula como encapsular PDU de PPP (unidades de dados de protocolo) em AAL5. </text:p>
      <text:h text:style-name="Heading_20_3" text:outline-level="3">Vamos Praticar </text:h>
      <text:p text:style-name="Text_20_body">Faça uma comparação entre o PPPoE e o PPPoA, apontando as características de cada um, bem como seu funcionamento e como pode ser aplicado. </text:p>
      <text:p text:style-name="Text_20_body">‍ <text:span text:style-name="Strong_20_Emphasis">Ao final, disponibilize seu trabalho no fórum da seção. </text:span></text:p>
      <text:h text:style-name="Heading_20_1" text:outline-level="1">Referências </text:h>
      <text:p text:style-name="Text_20_body">PAQUET, C. <text:span text:style-name="Strong_20_Emphasis">Construindo Redes Cisco de Acesso Remoto. </text:span>São Paulo: Pearson Education do Brasil, 2003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20:09:36.532774811</meta:creation-date>
    <dc:date>2022-09-28T20:09:54.920160166</dc:date>
    <meta:editing-duration>PT18S</meta:editing-duration>
    <meta:editing-cycles>1</meta:editing-cycles>
    <meta:document-statistic meta:table-count="0" meta:image-count="0" meta:object-count="0" meta:page-count="1" meta:paragraph-count="7" meta:word-count="131" meta:character-count="779" meta:non-whitespace-character-count="648"/>
    <meta:generator>LibreOffice/7.3.6.2$Linux_X86_64 LibreOffice_project/30$Build-2</meta:generator>
  </office:meta>
</office:document-meta>
</file>